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Mono" fo:font-size="12pt" style:text-underline-style="none" officeooo:rsid="001c7370" officeooo:paragraph-rsid="00030d30" style:font-size-asian="10.5pt" style:font-size-complex="12pt"/>
    </style:style>
    <style:style style:name="P2" style:family="paragraph" style:parent-style-name="Standard">
      <style:text-properties style:font-name="Liberation Mono" fo:font-size="14pt" style:text-underline-style="solid" style:text-underline-width="auto" style:text-underline-color="font-color" officeooo:rsid="001c7370" officeooo:paragraph-rsid="00030d30" style:font-size-asian="14pt" style:font-size-complex="14pt"/>
    </style:style>
    <style:style style:name="P3" style:family="paragraph" style:parent-style-name="Standard">
      <style:text-properties style:font-name="Liberation Mono" fo:font-size="14pt" style:text-underline-style="solid" style:text-underline-width="auto" style:text-underline-color="font-color" officeooo:rsid="001c7370" officeooo:paragraph-rsid="000c17b2" style:font-size-asian="14pt" style:font-size-complex="14pt"/>
    </style:style>
    <style:style style:name="P4" style:family="paragraph" style:parent-style-name="Preformatted_20_Text">
      <style:text-properties fo:font-size="16pt" style:text-underline-style="solid" style:text-underline-width="auto" style:text-underline-color="font-color" officeooo:rsid="00076d2e" officeooo:paragraph-rsid="00030d30" style:font-size-asian="16pt" style:font-size-complex="16pt"/>
    </style:style>
    <style:style style:name="P5" style:family="paragraph" style:parent-style-name="Preformatted_20_Text">
      <style:text-properties fo:font-size="14pt" style:text-underline-style="solid" style:text-underline-width="auto" style:text-underline-color="font-color" officeooo:rsid="00076d2e" officeooo:paragraph-rsid="00030d30" style:font-size-asian="14pt" style:font-size-complex="14pt"/>
    </style:style>
    <style:style style:name="P6" style:family="paragraph" style:parent-style-name="Preformatted_20_Text">
      <style:text-properties fo:font-size="14pt" style:text-underline-style="solid" style:text-underline-width="auto" style:text-underline-color="font-color" officeooo:rsid="00076d2e" officeooo:paragraph-rsid="00030d30" style:font-size-asian="12.25pt" style:font-size-complex="14pt"/>
    </style:style>
    <style:style style:name="P7" style:family="paragraph" style:parent-style-name="Preformatted_20_Text">
      <style:text-properties fo:font-size="12pt" style:text-underline-style="none" officeooo:rsid="00076d2e" officeooo:paragraph-rsid="00030d30" style:font-size-asian="10.5pt" style:font-size-complex="12pt"/>
    </style:style>
    <style:style style:name="P8" style:family="paragraph" style:parent-style-name="Preformatted_20_Text">
      <style:text-properties fo:font-size="12pt" style:text-underline-style="none" officeooo:rsid="0004cd06" officeooo:paragraph-rsid="0004cd06" style:font-size-asian="10.5pt" style:font-size-complex="12pt"/>
    </style:style>
    <style:style style:name="P9" style:family="paragraph" style:parent-style-name="Preformatted_20_Text">
      <style:text-properties style:font-name="Liberation Mono" fo:font-size="12pt" style:text-underline-style="none" officeooo:rsid="0004cd06" officeooo:paragraph-rsid="0004cd06" style:font-size-asian="10.5pt" style:font-size-complex="12pt"/>
    </style:style>
    <style:style style:name="P10" style:family="paragraph" style:parent-style-name="Preformatted_20_Text">
      <style:text-properties style:font-name="Liberation Mono" fo:font-size="12pt" style:text-underline-style="none" officeooo:rsid="000942e7" officeooo:paragraph-rsid="000942e7" style:font-size-asian="10.5pt" style:font-size-complex="12pt"/>
    </style:style>
    <style:style style:name="P11" style:family="paragraph" style:parent-style-name="Preformatted_20_Text">
      <style:text-properties style:font-name="Liberation Mono" fo:font-size="12pt" style:text-underline-style="none" officeooo:rsid="000a4c9d" officeooo:paragraph-rsid="000a4c9d" style:font-size-asian="10.5pt" style:font-size-complex="12pt"/>
    </style:style>
    <style:style style:name="P12" style:family="paragraph" style:parent-style-name="Preformatted_20_Text">
      <style:text-properties style:font-name="Liberation Mono" fo:font-size="12pt" style:text-underline-style="none" officeooo:rsid="000ac62c" officeooo:paragraph-rsid="000ac62c" style:font-size-asian="10.5pt" style:font-size-complex="12pt"/>
    </style:style>
    <style:style style:name="T1" style:family="text">
      <style:text-properties officeooo:rsid="000d223c"/>
    </style:style>
    <style:style style:name="T2" style:family="text">
      <style:text-properties officeooo:rsid="00078f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aliza cerintelor</text:p>
      <text:p text:style-name="P4"/>
      <text:p text:style-name="P5">Tema</text:p>
      <text:p text:style-name="P5"/>
      <text:p text:style-name="P5"/>
      <text:p text:style-name="P5">Laborator 3 (PPD)</text:p>
      <text:p text:style-name="P5"/>
      <text:p text:style-name="P5">Problema </text:p>
      <text:p text:style-name="P5"/>
      <text:p text:style-name="P5">Implementati o clasa “SortedLinkedList” –lista inlantuita sortata cu elemente de tip real, astfel incat sa fie“thread-safe”.Operatiile furnizate de clasa sunt:-insert(a: Real)</text:p>
      <text:p text:style-name="P5"/>
      <text:p text:style-name="P5">pre: this=[a(0),...,a(n)] a.i. <text:s/>pentru orice i: 0&lt;i&lt;n=&gt;a(i-1) &lt;=a(i)&lt;=a(i+1)</text:p>
      <text:p text:style-name="P5"/>
      <text:p text:style-name="P5">post: a este in lista pe pozitia corespunzatoare:this=[a(0),...a(i), a, a(i+1)...,a(n)] a.i.a(i) &lt;=a&lt;=a(i+1)</text:p>
      <text:p text:style-name="P5"/>
      <text:p text:style-name="P5">-delete(a: Real)</text:p>
      <text:p text:style-name="P5"/>
      <text:p text:style-name="P5">pre : exista pos o pozitie valida in lista a.i. lista(pos)=a</text:p>
      <text:p text:style-name="P5"/>
      <text:p text:style-name="P5">post: <text:s/>elementul ‘a’ nu mai este in lista</text:p>
      <text:p text:style-name="P5"/>
      <text:p text:style-name="P5">-getIterator():Iterator</text:p>
      <text:p text:style-name="P5"/>
      <text:p text:style-name="P5">pre : lista valida</text:p>
      <text:p text:style-name="P5">post: <text:s/>result = it , it in Iterator pe lista</text:p>
      <text:p text:style-name="P5"/>
      <text:p text:style-name="P5">Clasa Iterator va fi definita</text:p>
      <text:p text:style-name="P5">corespunzator cu specificatia clasica a</text:p>
      <text:p text:style-name="P5">unui iterator (implementeaza interfata IIterator cu operatiile: getNext(); isValid(); getElement())</text:p>
      <text:p text:style-name="P5"/>
      <text:p text:style-name="P5">Variante</text:p>
      <text:p text:style-name="P5">Se cere implementarea a doua variante:</text:p>
      <text:p text:style-name="P5">1.sincronizare la nivel de nod sau portiune din lista</text:p>
      <text:p text:style-name="P5">2.sincronizare la nivelul intregii <text:s/>liste.</text:p>
      <text:p text:style-name="P5"><text:soft-page-break/>La testarea iteratorului se va folosi intotdeauna sincronizarea intregii liste.</text:p>
      <text:p text:style-name="P5"/>
      <text:p text:style-name="P5">Testare:</text:p>
      <text:p text:style-name="P5">Test 1</text:p>
      <text:p text:style-name="P5">-Program care porneste 4 threaduri care lucreaza pe aceeasi lista:</text:p>
      <text:p text:style-name="P5"/>
      <text:p text:style-name="P5">T1 adauga 10 valori</text:p>
      <text:p text:style-name="P5">T2 adauga <text:s/>5 valori </text:p>
      <text:p text:style-name="P5">T3 sterge 7 valori</text:p>
      <text:p text:style-name="P5">T4 itereaza lista in mod repetat la interval Δt ( ex. de 3s–se alege a.i. sa fie egal cu timpul necesar adaugarii a 3 valori)si se termina dupa ce threadurile T1, T2, T3 se termina.</text:p>
      <text:p text:style-name="P5"/>
      <text:p text:style-name="P5">Programul actualizeaza un fisier &lt;List.log&gt; in care se adauga fiecare o evidenta a fiecarei operatii executate (tip operatie +parametrii) impreuna cu numarul theadului care a executat-o precum si timpul la care a inceput </text:p>
      <text:p text:style-name="P5">executia acelei operatii; o operatie de iterare se considera o operatie atomica si se vor salva toate elementele iterate).Se cere evaluarea corectitudinii executiei pentru cele 2 variante prin verificarea </text:p>
      <text:p text:style-name="P5">operatiilor executate–analiza fisier &lt;List.log&gt;</text:p>
      <text:p text:style-name="P5"/>
      <text:p text:style-name="P5">Test 2</text:p>
      <text:p text:style-name="P5">- Program care porneste 4 threaduri care lucreaza pe aceeasi lista:</text:p>
      <text:p text:style-name="P5"/>
      <text:p text:style-name="P5">T1 adauga 100 de valori</text:p>
      <text:p text:style-name="P5">T2 adauga <text:s/>50 de valori </text:p>
      <text:p text:style-name="P5">T3 sterge 50 de valori</text:p>
      <text:p text:style-name="P5">T4 itereaza lista in mod repetat la interval de Δt (ex. 5s–se alege a.i. sa fie egal cu timpul necesar adaugarii a 10 valori) si se termina dupa ce threadurile T1, T2, T3 se termina (elementele iterate se salveaza intr-un fisier &lt;Lista.res&gt; fiind precedate de numarul iteratiei).</text:p>
      <text:p text:style-name="P5"/>
      <text:p text:style-name="P5">Se cere evaluarea timpului de executie pentru cele doua </text:p>
      <text:p text:style-name="P5">variante (fiecare evaluare presupune repetarea executiei de cel putin 10 ori).</text:p>
      <text:p text:style-name="P5"><text:soft-page-break/>Implementare:</text:p>
      <text:p text:style-name="P5"/>
      <text:p text:style-name="P5">la alegere implementare Java sau C++11 (sau versiune mai noua).Scop: Exemplificare sincronizare: comparatie fine grain synchronization (la nivel de nod/portiune din lista) versus course grain synchronization(la nivel de lista).</text:p>
      <text:p text:style-name="P5">Deadline: Saptamana 7</text:p>
      <text:p text:style-name="P5"/>
      <text:p text:style-name="P5">Constrangeri</text:p>
      <text:p text:style-name="P5"/>
      <text:p text:style-name="P7">Constrangeri soft:</text:p>
      <text:p text:style-name="P7"><text:tab/>- la adunare matriciile trebuie sa aiba aceleasi dimensiuni</text:p>
      <text:p text:style-name="P7"><text:tab/>- numarul de threaduri nu trebuie sa fie mai mare decat numarul de elemente din matrice(nu prea ar avea sens, ar fi thread-uri care s-ar crea degeaba)</text:p>
      <text:p text:style-name="P7"/>
      <text:p text:style-name="P7">Constrangeri hard:</text:p>
      <text:p text:style-name="P7"><text:tab/><text:span text:style-name="T1">Procesor: Intel(R) Core(TM) i5-4200H CPU @ 2.80GHz(2 cores, 2 hyperthreads)</text:span></text:p>
      <text:p text:style-name="P7"><text:tab/><text:span text:style-name="T1">Sistem de operare: Linux 4.14.48-2-MANJARO</text:span></text:p>
      <text:p text:style-name="P7"><text:tab/><text:span text:style-name="T1">Ram: 8GB ddr3 1600 MHz;</text:span></text:p>
      <text:p text:style-name="P7"><text:tab/></text:p>
      <text:p text:style-name="P7"><text:tab/>- numarul de threaduri sa fie aprox. cate procese poate duce in <text:s/>paralel procesorul cu adevarat</text:p>
      <text:p text:style-name="P7"/>
      <text:p text:style-name="P6">Proiectare</text:p>
      <text:p text:style-name="P7"/>
      <text:p text:style-name="P8">Interfata Iterator&lt;T&gt;</text:p>
      <text:p text:style-name="P8"><text:tab/>boolean valid() - true if iterator is still valid</text:p>
      <text:p text:style-name="P8"><text:tab/>T current() - gets the current element</text:p>
      <text:p text:style-name="P8"><text:tab/>T next() - goes to the next element, returns it</text:p>
      <text:p text:style-name="P8"/>
      <text:p text:style-name="P9">Interfata Iterable&lt;T&gt;</text:p>
      <text:p text:style-name="P9"><text:tab/>Iterator&lt;T&gt; iterator() - returneaza un iterator</text:p>
      <text:p text:style-name="P9"><text:tab/>Iterator&lt;T&gt; snapshotIterator() - returneaza un iterator pe o copie a iterabilului</text:p>
      <text:p text:style-name="P9"/>
      <text:p text:style-name="P9">LinkedListIterator&lt;T&gt; - Iterator pe LinkedList</text:p>
      <text:p text:style-name="P9"/>
      <text:p text:style-name="P9">Interfata SortedList&lt;T&gt;</text:p>
      <text:p text:style-name="P9"><text:tab/>void insert(T element) – insereaza un element</text:p>
      <text:p text:style-name="P9"><text:tab/>void removeFirst(T element) – sterge primu element egal cu “element” din lista</text:p>
      <text:p text:style-name="P9"><text:tab/>void removeAll(T element) – sterge toate elementele egale cu “element” din lista</text:p>
      <text:p text:style-name="P9"><text:tab/>void clea<text:span text:style-name="T2">r</text:span>() - goleste lista</text:p>
      <text:p text:style-name="P9"><text:tab/></text:p>
      <text:p text:style-name="P9"/>
      <text:p text:style-name="P10"><text:soft-page-break/>Clasa <text:bookmark-start text:name="__DdeLink__224_232119076"/>CoarseGrainedSycronizedSortedLinkedList<text:bookmark-end text:name="__DdeLink__224_232119076"/></text:p>
      <text:p text:style-name="P10"/>
      <text:p text:style-name="P10">la fiecare metoda de inserare sau stergere, blockeaza toata lista astfel incat nu se va putea face nimic deodata pe aceeasi lista</text:p>
      <text:p text:style-name="P10"/>
      <text:p text:style-name="P10">Clasa FineGrainedSycronizedSortedLinkedList</text:p>
      <text:p text:style-name="P10"/>
      <text:p text:style-name="P11">La metoda de inserare in lista, inserarea se face dupa un element, se blockeaza elementul dupa care se face inserarea si cel de dinainte</text:p>
      <text:p text:style-name="P11">Cazuri speciale:</text:p>
      <text:p text:style-name="P11"><text:tab/>lista ii vida: se blockeaza toata lista</text:p>
      <text:p text:style-name="P11"><text:tab/>trebuie inserat dupa primul element:</text:p>
      <text:p text:style-name="P11"><text:tab/><text:tab/>se blockeaza lista si primul element</text:p>
      <text:p text:style-name="P11"/>
      <text:p text:style-name="P11">La metoda de stergere din lista, se blockeaza elementul care trebuie sters si cel de dinaintea lui, cel de dupa nu se mai blockeaza ca nu poate un thread sa adauge inaintea lui(trebuie blocat si elementul care vrem sa il stergem, acesta ii deja blocat), sau sa il stearga(la fel ca la inserare)</text:p>
      <text:p text:style-name="P12">Cazuri speciale:</text:p>
      <text:p text:style-name="P12"><text:tab/>lista ii vida: nu stergem nimic</text:p>
      <text:p text:style-name="P12"><text:tab/>lista are doar un element:</text:p>
      <text:p text:style-name="P12"><text:tab/><text:tab/>blocam lista si primul element</text:p>
      <text:p text:style-name="P12"><text:tab/>trebuie sters primul element:</text:p>
      <text:p text:style-name="P12"><text:tab/><text:tab/>la fel ca mai sus, nu ii nevoie sa blocam si al doilea element deoarece consideram elementul dinaintea celui care vrem sa il stergem(primul element), lista, si ii destul 2 elemente</text:p>
      <text:p text:style-name="P12"/>
      <text:p text:style-name="P2">Testare</text:p>
      <text:p text:style-name="P2"/>
      <text:p text:style-name="P2">Thread 1 added 0 at 610000000</text:p>
      <text:p text:style-name="P2">Thread 2 added 1 at 611000000</text:p>
      <text:p text:style-name="P2">Thread 3 removed 0 at 611000000</text:p>
      <text:p text:style-name="P2">Snapshot at 613000000</text:p>
      <text:p text:style-name="P2">1 </text:p>
      <text:p text:style-name="P2">Thread 1 added 0 at 613000000</text:p>
      <text:p text:style-name="P2">Thread 3 removed 1 at 613000000</text:p>
      <text:p text:style-name="P2">Thread 2 added 1 at 613000000</text:p>
      <text:p text:style-name="P2">Thread 1 added 0 at 614000000</text:p>
      <text:p text:style-name="P2">Thread 3 removed 0 at 614000000</text:p>
      <text:p text:style-name="P2">Thread 2 added 1 at 615000000</text:p>
      <text:p text:style-name="P2">Snapshot at 615000000</text:p>
      <text:p text:style-name="P2">0 1 1 </text:p>
      <text:p text:style-name="P2">Thread 1 added 0 at 615000000</text:p>
      <text:p text:style-name="P2">Thread 2 added 1 at 616000000</text:p>
      <text:p text:style-name="P2">Thread 1 added 0 at 617000000</text:p>
      <text:p text:style-name="P2"><text:soft-page-break/>Thread 3 removed 1 at 617000000</text:p>
      <text:p text:style-name="P2">Thread 2 added 1 at 617000000</text:p>
      <text:p text:style-name="P2">Snapshot at 618000000</text:p>
      <text:p text:style-name="P2">0 0 0 1 1 1 </text:p>
      <text:p text:style-name="P2">Thread 2 added 1 at 618000000</text:p>
      <text:p text:style-name="P2">Thread 1 added 0 at 618000000</text:p>
      <text:p text:style-name="P2">Thread 3 removed 0 at 618000000</text:p>
      <text:p text:style-name="P2">Thread 2 added 1 at 619000000</text:p>
      <text:p text:style-name="P2">Snapshot at 623000000</text:p>
      <text:p text:style-name="P2">0 0 0 1 1 1 1 1 </text:p>
      <text:p text:style-name="P2">Thread 2 added 1 at 623000000</text:p>
      <text:p text:style-name="P2">Thread 2 added 1 at 624000000</text:p>
      <text:p text:style-name="P2">Thread 3 removed 1 at 625000000</text:p>
      <text:p text:style-name="P2">Thread 1 added 0 at 625000000</text:p>
      <text:p text:style-name="P2">Snapshot at 625000000</text:p>
      <text:p text:style-name="P2">0 0 0 0 1 1 1 1 1 1 </text:p>
      <text:p text:style-name="P2">Thread 2 added 1 at 626000000</text:p>
      <text:p text:style-name="P2">Thread 3 removed 0 at 626000000</text:p>
      <text:p text:style-name="P2">Thread 1 added 0 at 626000000</text:p>
      <text:p text:style-name="P2">Thread 2 added 1 at 627000000</text:p>
      <text:p text:style-name="P2">Thread 1 added 0 at 627000000</text:p>
      <text:p text:style-name="P2">Thread 3 removed 1 at 627000000</text:p>
      <text:p text:style-name="P2">Snapshot at 629000000</text:p>
      <text:p text:style-name="P2">0 0 0 0 0 1 1 1 1 1 1 1 </text:p>
      <text:p text:style-name="P2">Thread 1 added 0 at 630000000</text:p>
      <text:p text:style-name="P2">Thread 3 removed 0 at 630000000</text:p>
      <text:p text:style-name="P2">Thread 2 added 1 at 630000000</text:p>
      <text:p text:style-name="P2">Snapshot at 632000000</text:p>
      <text:p text:style-name="P2">0 0 0 0 0 1 1 1 1 1 1 1 1 </text:p>
      <text:p text:style-name="P2">Thread 3 removed 1 at 634000000</text:p>
      <text:p text:style-name="P2">Thread 2 added 1 at 634000000</text:p>
      <text:p text:style-name="P2">Thread 1 added 0 at 634000000</text:p>
      <text:p text:style-name="P2">Snapshot at 635000000</text:p>
      <text:p text:style-name="P2">0 0 0 0 0 0 1 1 1 1 1 1 1 1 </text:p>
      <text:p text:style-name="P2">Thread 3 removed 0 at 635000000</text:p>
      <text:p text:style-name="P2">Thread 2 added 1 at 635000000</text:p>
      <text:p text:style-name="P2">Thread 1 added 0 at 635000000</text:p>
      <text:p text:style-name="P2">Thread 3 removed 1 at 636000000</text:p>
      <text:p text:style-name="P2">Thread 2 added 1 at 636000000</text:p>
      <text:p text:style-name="P2">Thread 1 added 0 at 636000000</text:p>
      <text:p text:style-name="P2">Snapshot at 638000000</text:p>
      <text:p text:style-name="P2">0 0 0 0 0 0 0 1 1 1 1 1 1 1 1 1 </text:p>
      <text:p text:style-name="P2"><text:soft-page-break/>Thread 2 added 1 at 638000000</text:p>
      <text:p text:style-name="P2">Thread 3 removed 0 at 638000000</text:p>
      <text:p text:style-name="P2">Thread 1 added 0 at 638000000</text:p>
      <text:p text:style-name="P2">Thread 2 added 1 at 639000000</text:p>
      <text:p text:style-name="P2">Thread 3 removed 1 at 639000000</text:p>
      <text:p text:style-name="P2">Thread 1 added 0 at 639000000</text:p>
      <text:p text:style-name="P2">Thread 2 added 1 at 640000000</text:p>
      <text:p text:style-name="P2">Snapshot at 641000000</text:p>
      <text:p text:style-name="P2">0 0 0 0 0 0 0 0 1 1 1 1 1 1 1 1 1 1 1 </text:p>
      <text:p text:style-name="P2">Thread 1 added 0 at 641000000</text:p>
      <text:p text:style-name="P2">Thread 3 removed 0 at 641000000</text:p>
      <text:p text:style-name="P2">Thread 2 added 1 at 641000000</text:p>
      <text:p text:style-name="P2">Thread 1 added 0 at 642000000</text:p>
      <text:p text:style-name="P2">Thread 3 removed 1 at 642000000</text:p>
      <text:p text:style-name="P2">Thread 2 added 1 at 642000000</text:p>
      <text:p text:style-name="P2">Snapshot at 643000000</text:p>
      <text:p text:style-name="P2">0 0 0 0 0 0 0 0 0 1 1 1 1 1 1 1 1 1 1 1 1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37:45.025518429</meta:creation-date>
    <dc:date>2018-11-12T15:26:12.571570443</dc:date>
    <meta:editing-duration>PT14M35S</meta:editing-duration>
    <meta:editing-cycles>7</meta:editing-cycles>
    <meta:generator>LibreOffice/6.0.6.2$Linux_X86_64 LibreOffice_project/00m0$Build-2</meta:generator>
    <meta:document-statistic meta:table-count="0" meta:image-count="0" meta:object-count="0" meta:page-count="6" meta:paragraph-count="158" meta:word-count="1208" meta:character-count="6876" meta:non-whitespace-character-count="5772"/>
  </office:meta>
</office:document-meta>
</file>